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fill="solid" draw:fill-color="#dc23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406cm" svg:y1="15.048cm" svg:x2="14.692cm" svg:y2="15.048cm">
          <text:p/>
        </draw:line>
        <draw:custom-shape draw:style-name="gr2" draw:text-style-name="P1" draw:layer="layout" svg:width="3.81cm" svg:height="0.762cm" svg:x="8.62cm" svg:y="14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5.556cm" svg:y1="15.046cm" svg:x2="8.62cm" svg:y2="15.046cm">
          <text:p/>
        </draw:line>
        <draw:custom-shape draw:style-name="gr3" draw:text-style-name="P1" draw:layer="layout" svg:width="0.635cm" svg:height="0.635cm" svg:x="9.158cm" svg:y="14.729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0.155cm" svg:y="14.729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1.171cm" svg:y="14.729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4.848cm" svg:y="14.538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1" draw:layer="layout" svg:width="1.016cm" svg:height="1.016cm" svg:x="14.716cm" svg:y="12.938cm">
            <text:p text:style-name="P1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016cm" svg:height="1.016cm" svg:x="14.716cm" svg:y="14.538cm">
            <text:p text:style-name="P1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016cm" svg:height="1.016cm" svg:x="14.716cm" svg:y="16.138cm">
            <text:p text:style-name="P1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12.43cm" svg:y1="14.97cm" svg:x2="14.716cm" svg:y2="13.446cm">
          <text:p/>
        </draw:line>
        <draw:line draw:style-name="gr1" draw:text-style-name="P1" draw:layer="layout" svg:x1="12.43cm" svg:y1="15.146cm" svg:x2="14.716cm" svg:y2="16.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cogoluegnes </meta:initial-creator>
    <meta:creation-date>2012-03-15T11:03:35</meta:creation-date>
    <dc:date>2012-03-15T11:31:12</dc:date>
    <dc:creator>acogoluegnes </dc:creator>
    <meta:editing-duration>PT27M39S</meta:editing-duration>
    <meta:editing-cycles>6</meta:editing-cycles>
    <meta:generator>LibreOffice/3.3$Unix LibreOffice_project/330m19$Build-401</meta:generator>
    <meta:document-statistic meta:object-count="13"/>
  </office:meta>
</office:document-meta>
</file>